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style:style style:name="T17" style:family="text">
      <style:text-properties fo:font-size="16pt" style:font-size-asian="16pt" style:font-size-complex="16pt"/>
    </style:style>
    <style:style style:name="T18" style:family="text">
      <style:text-properties fo:font-size="16pt" officeooo:rsid="0012073f" style:font-size-asian="16pt" style:font-size-complex="16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18">48 Victoria Street, Somerville, MA 02144</text:span><text:span text:style-name="T17"><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193768656"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2080578699"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20:55</dc:date>
    <meta:print-date>2011-06-06T22:58:20</meta:print-date>
    <dc:language>en-US</dc:language>
    <meta:editing-cycles>157</meta:editing-cycles>
    <meta:editing-duration>P16DT23H27M10S</meta:editing-duration>
    <meta:printed-by>Marnen Laibow-Koser</meta:printed-by>
    <meta:document-statistic meta:table-count="3" meta:image-count="0" meta:object-count="0" meta:page-count="3" meta:paragraph-count="90" meta:word-count="940" meta:character-count="7085" meta:non-whitespace-character-count="6269"/>
    <meta:user-defined meta:name="Info 1"/>
    <meta:user-defined meta:name="Info 2"/>
    <meta:user-defined meta:name="Info 3"/>
    <meta:user-defined meta:name="Info 4"/>
  </office:meta>
</office:document-meta>
</file>